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3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normal" style:font-weight-asian="normal" style:font-weight-complex="normal"/>
    </style:style>
    <style:style style:name="co1" style:family="table-column">
      <style:table-column-properties fo:break-before="auto" style:column-width="23.203958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3">
            <text:p>Gostaria de abrir um sinistro para este cpf. como devo proceder? Temos um seguro habitacional - MIP com o percentual de 333% referente a este CPF, porém nada informa como fazer a abertura do sinistro. O obito do comprador ocorreu dia 33/33/33 e caira um parcela no dia 33/33, logo precisamos impedir que esta parcela caia. Obrigada pela atenção!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 dia, gostaria de saber o processo não está claro para mim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o sistema não aceitou meu protocolo. Aguardo novas instru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o sistema não aceitou meu protocolo. Espero que possam resolver isso rapidam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entender melhor como gostaria de evitar atrasos na resolução. Aguardo novas instru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recebi uma mensagem confusa. Desde já agradeço pela orienta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preciso resolver isso antes que gere um problema maior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gostaria de evitar atrasos na resolução. Desde já agradeço pela orienta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o documento que recebi está incompleto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sei se aqui é o local certo, mas não sei quais os próximos passos. Espero que possam resolver isso rapidam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preciso resolver isso antes que gere um problema maior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a dúvida urgente recebi uma mensagem confusa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 dia, gostaria de saber acho que pode ser um erro. Aguardo novas instru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gostaria de evitar atrasos na resolução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bei de notar que minha apólice 123 parece estar com informações desatualizadas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 dia, gostaria de saber recebi uma mensagem confusa. Espero que possam resolver isso rapidam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a dúvida urgente me informaram que preciso enviar documentos, mas não recebi mais detalhes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o sistema não aceitou meu protocolo. Espero que possam resolver isso rapidam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minha apólice 123 parece estar com informações desatualizadas. Desde já agradeço pela orienta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uém pode me ajudar com me informaram que preciso enviar documentos, mas não recebi mais detalhes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sei se aqui é o local certo, mas não consegui falar com ninguém até o momento. Aguardo novas instru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recebi uma mensagem confusa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 favor, preciso de informações sobre minha apólice 123 parece estar com informações desatualizadas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me enviaram um aviso, mas não sei o que significa. Espero que possam resolver isso rapidam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me enviaram um aviso, mas não sei o que significa. Desde já agradeço pela orienta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me informaram que preciso enviar documentos, mas não recebi mais detalhes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bei de notar que o documento que recebi está incompleto. Espero que possam resolver isso rapidam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um problema referente a não consegui falar com ninguém até o momento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 documento com apólice 123 e preciso resolver isso antes que gere um problema maior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bei de notar que me informaram que preciso enviar documentos, mas não recebi mais detalhes. Desde já agradeço pela orienta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não sei quais os próximos passos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não encontrei a informação no portal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me enviaram um aviso, mas não sei o que significa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o documento que recebi está incompleto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uém pode me ajudar com não encontrei a informação no portal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so contar com apoio para não consegui falar com ninguém até o momento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 favor, preciso de informações sobre minha apólice 123 parece estar com informações desatualizadas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uém pode me ajudar com não sei quais os próximos passos. Desde já agradeço pela orienta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 dia, gostaria de saber o processo não está claro para mim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 documento com apólice 123 e preciso resolver isso antes que gere um problema maior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o documento que recebi está incompleto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um problema referente a preciso resolver isso antes que gere um problema maior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uém pode me ajudar com recebi uma mensagem confusa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minha apólice 123 parece estar com informações desatualizadas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bei de notar que o documento que recebi está incompleto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zado(a), solicito orientações sobre me informaram que preciso enviar documentos, mas não recebi mais detalhes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 dia, gostaria de saber preciso resolver isso antes que gere um problema maior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preciso resolver isso antes que gere um problema maior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recebi uma mensagem confusa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um problema referente a o processo não está claro para mim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 favor, preciso de informações sobre recebi uma mensagem confusa. Aguardo novas instru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so contar com apoio para não sei quais os próximos passos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so contar com apoio para não encontrei a informação no portal. Espero que possam resolver isso rapidam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minha apólice 123 parece estar com informações desatualizadas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bei de notar que gostaria de evitar atrasos na resolução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me enviaram um aviso, mas não sei o que significa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fiquei sem resposta e gostaria de saber como proceder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a dúvida urgente preciso resolver isso antes que gere um problema maior. Desde já agradeço pela orienta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não consegui falar com ninguém até o momento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entender melhor como o documento que recebi está incompleto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uém pode me ajudar com me enviaram um aviso, mas não sei o que significa. Desde já agradeço pela orienta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acho que pode ser um erro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zado(a), solicito orientações sobre o processo não está claro para mim. Espero que possam resolver isso rapidam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 dia, gostaria de saber me enviaram um aviso, mas não sei o que significa. Aguardo novas instru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um problema referente a não consegui falar com ninguém até o momento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so contar com apoio para me enviaram um aviso, mas não sei o que significa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zado(a), solicito orientações sobre fiquei sem resposta e gostaria de saber como proceder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o documento que recebi está incompleto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sei se aqui é o local certo, mas não encontrei a informação no portal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gostaria de evitar atrasos na resolução. Aguardo novas instru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o documento que recebi está incompleto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me enviaram um aviso, mas não sei o que significa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me enviaram um aviso, mas não sei o que significa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me informaram que preciso enviar documentos, mas não recebi mais detalhes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o sistema não aceitou meu protocolo. Espero que possam resolver isso rapidam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não sei quais os próximos passos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bei de notar que me informaram que preciso enviar documentos, mas não recebi mais detalhes. Desde já agradeço pela orienta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gostaria de evitar atrasos na resolução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minha apólice 123 parece estar com informações desatualizadas. Desde já agradeço pela orienta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 documento com apólice 123 e me informaram que preciso enviar documentos, mas não recebi mais detalhes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não consegui falar com ninguém até o momento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sei se aqui é o local certo, mas me informaram que preciso enviar documentos, mas não recebi mais detalhes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so contar com apoio para acho que pode ser um erro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 favor, preciso de informações sobre o sistema não aceitou meu protocolo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zado(a), solicito orientações sobre não consegui falar com ninguém até o momento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 documento com apólice 123 e recebi uma mensagem confusa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o processo não está claro para mim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um problema referente a me enviaram um aviso, mas não sei o que significa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uém pode me ajudar com me enviaram um aviso, mas não sei o que significa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sei se aqui é o local certo, mas o prazo informado já expirou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acho que pode ser um erro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entender melhor como acho que pode ser um erro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entender melhor como não encontrei a informação no portal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sei se aqui é o local certo, mas o documento que recebi está incompleto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 dia, gostaria de saber o documento que recebi está incompleto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gostaria de evitar atrasos na resolução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sei se aqui é o local certo, mas preciso resolver isso antes que gere um problema maior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minha apólice 123 parece estar com informações desatualizadas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zado(a), solicito orientações sobre o documento que recebi está incompleto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so contar com apoio para o documento que recebi está incompleto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 documento com apólice 123 e gostaria de evitar atrasos na resolução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zado(a), solicito orientações sobre o documento que recebi está incompleto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 favor, preciso de informações sobre me informaram que preciso enviar documentos, mas não recebi mais detalhes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a dúvida urgente não encontrei a informação no portal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acho que pode ser um erro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 documento com apólice 123 e não encontrei a informação no portal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me enviaram um aviso, mas não sei o que significa. Aguardo novas instru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minha apólice 123 parece estar com informações desatualizadas. Espero que possam resolver isso rapidam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 documento com apólice 123 e o processo não está claro para mim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so contar com apoio para me informaram que preciso enviar documentos, mas não recebi mais detalhes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 documento com apólice 123 e o prazo informado já expirou. Aguardo novas instru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zado(a), solicito orientações sobre acho que pode ser um erro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não sei quais os próximos passos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gostaria de evitar atrasos na resolução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zado(a), solicito orientações sobre recebi uma mensagem confusa. Espero que possam resolver isso rapidam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 favor, preciso de informações sobre me informaram que preciso enviar documentos, mas não recebi mais detalhes. Aguardo novas instru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sei se aqui é o local certo, mas o processo não está claro para mim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entender melhor como recebi uma mensagem confusa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 favor, preciso de informações sobre não sei quais os próximos passos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 documento com apólice 123 e o sistema não aceitou meu protocolo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bei de notar que não encontrei a informação no portal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bei de notar que preciso resolver isso antes que gere um problema maior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me enviaram um aviso, mas não sei o que significa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minha apólice 123 parece estar com informações desatualizadas. Aguardo novas instru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 documento com apólice 123 e o processo não está claro para mim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o sistema não aceitou meu protocolo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gostaria de evitar atrasos na resolução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so contar com apoio para preciso resolver isso antes que gere um problema maior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gostaria de evitar atrasos na resolução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 favor, preciso de informações sobre o prazo informado já expirou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a dúvida urgente recebi uma mensagem confusa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me enviaram um aviso, mas não sei o que significa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o processo não está claro para mim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bei de notar que não sei quais os próximos passos. Desde já agradeço pela orienta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sei se aqui é o local certo, mas o processo não está claro para mim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sei se aqui é o local certo, mas o prazo informado já expirou. Desde já agradeço pela orienta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um problema referente a o documento que recebi está incompleto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o sistema não aceitou meu protocolo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não consegui falar com ninguém até o momento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o sistema não aceitou meu protocolo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o prazo informado já expirou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 dia, gostaria de saber acho que pode ser um erro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o processo não está claro para mim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zado(a), solicito orientações sobre não sei quais os próximos passos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 dia, gostaria de saber o documento que recebi está incompleto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com um problema referente a fiquei sem resposta e gostaria de saber como proceder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 documento com apólice 123 e o sistema não aceitou meu protocolo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o prazo informado já expirou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so contar com apoio para não sei quais os próximos passos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entender melhor como o documento que recebi está incompleto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me informaram que preciso enviar documentos, mas não recebi mais detalhes. Aguardo novas instru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 dia, gostaria de saber o sistema não aceitou meu protocolo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sei se aqui é o local certo, mas gostaria de evitar atrasos na resolução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uém pode me ajudar com fiquei sem resposta e gostaria de saber como proceder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sei se aqui é o local certo, mas não encontrei a informação no portal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não consegui falar com ninguém até o momento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 documento com apólice 123 e preciso resolver isso antes que gere um problema maior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entender melhor como o processo não está claro para mim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 comunicado e o sistema não aceitou meu protocolo. Aguardo novas instru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a dúvida urgente minha apólice 123 parece estar com informações desatualizadas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 favor, preciso de informações sobre o prazo informado já expirou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bei de notar que preciso resolver isso antes que gere um problema maior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não encontrei a informação no portal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uém pode me ajudar com não encontrei a informação no portal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zado(a), solicito orientações sobre o documento que recebi está incompleto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a dúvida urgente não sei quais os próximos passos. Obrigado(a) pela atençã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a dúvida urgente o processo não está claro para mim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uém pode me ajudar com me informaram que preciso enviar documentos, mas não recebi mais detalhes. Preciso de uma resposta urg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confirmação se recebi uma mensagem confusa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zado(a), solicito orientações sobre gostaria de evitar atrasos na resolução. Por favor, preciso resolver isso log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bei de notar que o documento que recebi está incompleto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o sistema não aceitou meu protocolo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so contar com apoio para o sistema não aceitou meu protocolo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a dúvida urgente fiquei sem resposta e gostaria de saber como proceder. Conto com sua ajud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sobre não sei quais os próximos passos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não sei quais os próximos passos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sei se aqui é o local certo, mas me informaram que preciso enviar documentos, mas não recebi mais detalhes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 favor, preciso de informações sobre não consegui falar com ninguém até o momento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 dia, gostaria de saber acho que pode ser um erro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um documento com apólice 123 e recebi uma mensagem confusa. Por favor, respondam o quanto ant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 dia, gostaria de saber me enviaram um aviso, mas não sei o que significa. Aguardo retorno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 dia, gostaria de saber gostaria de evitar atrasos na resolução. Espero que possam resolver isso rapidamente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ho dúvidas em relação a o processo não está claro para mim. Agradeço antecipadamente pela resposta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bei de notar que me enviaram um aviso, mas não sei o que significa. Estou no aguardo de mais informações.</text:p>
          </table:table-cell>
          <table:table-cell office:value-type="string" table:style-name="ce2">
            <text:p>Não identificada</text:p>
          </table:table-cell>
          <table:table-cell table:number-columns-repeated="16382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Anderson Alves Monteiro</dc:creator>
    <dc:date>2024-10-21T00:41:06Z</dc:date>
  </office:meta>
</office:document-meta>
</file>